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13a1" officeooo:paragraph-rsid="001b4777" style:font-weight-asian="bold" style:font-weight-complex="bold"/>
    </style:style>
    <style:style style:name="P2" style:family="paragraph" style:parent-style-name="Standard">
      <style:text-properties fo:font-weight="normal" officeooo:rsid="0023d392" officeooo:paragraph-rsid="0023d392" style:font-weight-asian="normal" style:font-weight-complex="normal"/>
    </style:style>
    <style:style style:name="P3" style:family="paragraph" style:parent-style-name="Standard">
      <style:text-properties fo:font-weight="normal" officeooo:rsid="00244053" officeooo:paragraph-rsid="00244053" style:font-weight-asian="normal" style:font-weight-complex="normal"/>
    </style:style>
    <style:style style:name="P4" style:family="paragraph" style:parent-style-name="Standard">
      <style:text-properties fo:font-weight="normal" officeooo:rsid="0027a993" officeooo:paragraph-rsid="002e8385" style:font-weight-asian="normal" style:font-weight-complex="normal"/>
    </style:style>
    <style:style style:name="P5" style:family="paragraph" style:parent-style-name="Standard">
      <style:text-properties officeooo:paragraph-rsid="0023d392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officeooo:rsid="006448a2" officeooo:paragraph-rsid="00772002" style:font-size-asian="11pt" style:font-size-complex="11pt"/>
    </style:style>
    <style:style style:name="P8" style:family="paragraph" style:parent-style-name="Standard">
      <style:text-properties fo:font-size="11pt" officeooo:rsid="00214431" officeooo:paragraph-rsid="00214431" style:font-size-asian="11pt" style:font-size-complex="11pt"/>
    </style:style>
    <style:style style:name="P9" style:family="paragraph" style:parent-style-name="Standard">
      <style:text-properties fo:font-size="11pt" officeooo:rsid="002e8385" officeooo:paragraph-rsid="002e8385" style:font-size-asian="11pt" style:font-size-complex="11pt"/>
    </style:style>
    <style:style style:name="P10" style:family="paragraph" style:parent-style-name="Standard">
      <style:text-properties fo:font-size="11pt" officeooo:rsid="0000c920" officeooo:paragraph-rsid="00291ccb" style:font-size-asian="11pt" style:font-size-complex="11pt"/>
    </style:style>
    <style:style style:name="P11" style:family="paragraph" style:parent-style-name="Standard">
      <style:text-properties fo:font-size="11pt" officeooo:rsid="0000c920" officeooo:paragraph-rsid="00a551d3" style:font-size-asian="11pt" style:font-size-complex="11pt"/>
    </style:style>
    <style:style style:name="P12" style:family="paragraph" style:parent-style-name="Standard">
      <style:text-properties fo:font-size="11pt" officeooo:rsid="0000c920" officeooo:paragraph-rsid="0027a993" style:font-size-asian="11pt" style:font-size-complex="11pt"/>
    </style:style>
    <style:style style:name="P13" style:family="paragraph" style:parent-style-name="Standard">
      <style:text-properties fo:font-size="11pt" officeooo:rsid="00355ffd" officeooo:paragraph-rsid="0036e5d8" style:font-size-asian="11pt" style:font-size-complex="11pt"/>
    </style:style>
    <style:style style:name="P14" style:family="paragraph" style:parent-style-name="Standard">
      <style:text-properties fo:font-size="11pt" officeooo:rsid="00ab8427" officeooo:paragraph-rsid="00ab8427" style:font-size-asian="11pt" style:font-size-complex="11pt"/>
    </style:style>
    <style:style style:name="P15" style:family="paragraph" style:parent-style-name="Standard">
      <style:text-properties fo:font-size="11pt" officeooo:rsid="00b3567c" officeooo:paragraph-rsid="00b3567c" style:font-size-asian="11pt" style:font-size-complex="11pt"/>
    </style:style>
    <style:style style:name="P16" style:family="paragraph" style:parent-style-name="Standard">
      <style:text-properties fo:font-size="11pt" fo:font-weight="bold" officeooo:rsid="003ac38f" officeooo:paragraph-rsid="003ac38f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fo:font-weight="bold" officeooo:rsid="003fb96b" officeooo:paragraph-rsid="004aaa50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fo:font-weight="bold" officeooo:rsid="003fb96b" officeooo:paragraph-rsid="00936e8f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fo:font-weight="bold" officeooo:rsid="003fb96b" officeooo:paragraph-rsid="00d08f20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fo:font-weight="bold" officeooo:rsid="003fb96b" officeooo:paragraph-rsid="00d2fc33" style:font-size-asian="11pt" style:font-weight-asian="bold" style:font-size-complex="11pt" style:font-weight-complex="bold"/>
    </style:style>
    <style:style style:name="P21" style:family="paragraph" style:parent-style-name="Standard">
      <style:text-properties fo:font-size="11pt" fo:font-weight="bold" officeooo:rsid="00485162" officeooo:paragraph-rsid="0062c6c2" style:font-size-asian="11pt" style:font-weight-asian="bold" style:font-size-complex="11pt" style:font-weight-complex="bold"/>
    </style:style>
    <style:style style:name="P22" style:family="paragraph" style:parent-style-name="Standard">
      <style:text-properties fo:font-size="11pt" fo:font-weight="bold" officeooo:rsid="0047795c" officeooo:paragraph-rsid="00933665" style:font-size-asian="11pt" style:font-weight-asian="bold" style:font-size-complex="11pt" style:font-weight-complex="bold"/>
    </style:style>
    <style:style style:name="P23" style:family="paragraph" style:parent-style-name="Standard">
      <style:text-properties fo:font-size="11pt" fo:font-weight="bold" officeooo:rsid="003d51f9" officeooo:paragraph-rsid="003d51f9" style:font-size-asian="11pt" style:font-weight-asian="bold" style:font-size-complex="11pt" style:font-weight-complex="bold"/>
    </style:style>
    <style:style style:name="P24" style:family="paragraph" style:parent-style-name="Standard">
      <style:text-properties fo:font-size="11pt" fo:font-weight="bold" officeooo:paragraph-rsid="0074e923" style:font-size-asian="11pt" style:font-weight-asian="bold" style:font-size-complex="11pt" style:font-weight-complex="bold"/>
    </style:style>
    <style:style style:name="P25" style:family="paragraph" style:parent-style-name="Standard">
      <style:text-properties fo:font-size="11pt" fo:font-weight="bold" officeooo:rsid="001a13a1" officeooo:paragraph-rsid="001a1a97" style:font-size-asian="11pt" style:font-weight-asian="bold" style:font-size-complex="11pt" style:font-weight-complex="bold"/>
    </style:style>
    <style:style style:name="P26" style:family="paragraph" style:parent-style-name="Standard">
      <style:text-properties fo:font-size="11pt" fo:font-weight="bold" officeooo:rsid="001a13a1" officeooo:paragraph-rsid="001a13a1" style:font-size-asian="11pt" style:font-weight-asian="bold" style:font-size-complex="11pt" style:font-weight-complex="bold"/>
    </style:style>
    <style:style style:name="P27" style:family="paragraph" style:parent-style-name="Standard">
      <style:text-properties fo:font-size="11pt" fo:font-weight="bold" officeooo:rsid="001b4777" officeooo:paragraph-rsid="0023d392" style:font-size-asian="11pt" style:font-weight-asian="bold" style:font-size-complex="11pt" style:font-weight-complex="bold"/>
    </style:style>
    <style:style style:name="P28" style:family="paragraph" style:parent-style-name="Standard">
      <style:text-properties fo:font-size="11pt" fo:font-weight="bold" officeooo:rsid="00841f51" officeooo:paragraph-rsid="003fb96b" style:font-size-asian="11pt" style:font-weight-asian="bold" style:font-size-complex="11pt" style:font-weight-complex="bold"/>
    </style:style>
    <style:style style:name="P29" style:family="paragraph" style:parent-style-name="Standard">
      <style:text-properties fo:font-size="11pt" fo:font-weight="bold" officeooo:rsid="0086dcd9" officeooo:paragraph-rsid="00c51fd3" style:font-size-asian="11pt" style:font-weight-asian="bold" style:font-size-complex="11pt" style:font-weight-complex="bold"/>
    </style:style>
    <style:style style:name="P30" style:family="paragraph" style:parent-style-name="Standard">
      <style:text-properties fo:font-size="11pt" fo:font-weight="bold" officeooo:rsid="00b3567c" officeooo:paragraph-rsid="00b3567c" style:font-size-asian="11pt" style:font-weight-asian="bold" style:font-size-complex="11pt" style:font-weight-complex="bold"/>
    </style:style>
    <style:style style:name="P31" style:family="paragraph" style:parent-style-name="Standard">
      <style:text-properties fo:font-size="11pt" fo:font-weight="bold" officeooo:rsid="00b85086" officeooo:paragraph-rsid="00b85086" style:font-size-asian="11pt" style:font-weight-asian="bold" style:font-size-complex="11pt" style:font-weight-complex="bold"/>
    </style:style>
    <style:style style:name="P32" style:family="paragraph" style:parent-style-name="Standard">
      <style:text-properties fo:font-size="11pt" fo:font-weight="bold" officeooo:rsid="00b85086" officeooo:paragraph-rsid="00d92e9b" style:font-size-asian="11pt" style:font-weight-asian="bold" style:font-size-complex="11pt" style:font-weight-complex="bold"/>
    </style:style>
    <style:style style:name="P33" style:family="paragraph" style:parent-style-name="Standard">
      <style:text-properties fo:font-size="11pt" fo:font-weight="bold" officeooo:rsid="00c1b420" officeooo:paragraph-rsid="00c1b420" style:font-size-asian="11pt" style:font-weight-asian="bold" style:font-size-complex="11pt" style:font-weight-complex="bold"/>
    </style:style>
    <style:style style:name="P34" style:family="paragraph" style:parent-style-name="Standard">
      <style:text-properties fo:font-size="11pt" fo:font-weight="bold" officeooo:rsid="00a3502a" officeooo:paragraph-rsid="00a3502a" style:font-size-asian="11pt" style:font-weight-asian="bold" style:font-size-complex="11pt" style:font-weight-complex="bold"/>
    </style:style>
    <style:style style:name="P35" style:family="paragraph" style:parent-style-name="Standard">
      <style:text-properties fo:font-size="11pt" fo:font-weight="bold" officeooo:rsid="00c59e1d" officeooo:paragraph-rsid="00c59e1d" style:font-size-asian="11pt" style:font-weight-asian="bold" style:font-size-complex="11pt" style:font-weight-complex="bold"/>
    </style:style>
    <style:style style:name="P36" style:family="paragraph" style:parent-style-name="Standard">
      <style:text-properties fo:font-size="11pt" fo:font-weight="normal" officeooo:rsid="00485162" officeooo:paragraph-rsid="00b56673" style:font-size-asian="11pt" style:font-weight-asian="normal" style:font-size-complex="11pt" style:font-weight-complex="normal"/>
    </style:style>
    <style:style style:name="P37" style:family="paragraph" style:parent-style-name="Standard">
      <style:text-properties fo:font-size="11pt" fo:font-weight="normal" officeooo:rsid="0047795c" officeooo:paragraph-rsid="003d51f9" style:font-size-asian="11pt" style:font-weight-asian="normal" style:font-size-complex="11pt" style:font-weight-complex="normal"/>
    </style:style>
    <style:style style:name="P38" style:family="paragraph" style:parent-style-name="Standard">
      <style:text-properties fo:font-size="11pt" fo:font-weight="normal" officeooo:rsid="0047795c" officeooo:paragraph-rsid="0047795c" style:font-size-asian="11pt" style:font-weight-asian="normal" style:font-size-complex="11pt" style:font-weight-complex="normal"/>
    </style:style>
    <style:style style:name="P39" style:family="paragraph" style:parent-style-name="Standard">
      <style:text-properties fo:font-size="11pt" fo:font-weight="normal" officeooo:rsid="0047795c" officeooo:paragraph-rsid="002acf98" style:font-size-asian="11pt" style:font-weight-asian="normal" style:font-size-complex="11pt" style:font-weight-complex="normal"/>
    </style:style>
    <style:style style:name="P40" style:family="paragraph" style:parent-style-name="Standard">
      <style:text-properties fo:font-size="11pt" fo:font-weight="normal" officeooo:rsid="0047795c" officeooo:paragraph-rsid="00a42c40" style:font-size-asian="11pt" style:font-weight-asian="normal" style:font-size-complex="11pt" style:font-weight-complex="normal"/>
    </style:style>
    <style:style style:name="P41" style:family="paragraph" style:parent-style-name="Standard">
      <style:text-properties fo:font-size="11pt" fo:font-weight="normal" officeooo:rsid="00523b74" officeooo:paragraph-rsid="00523b74" style:font-size-asian="11pt" style:font-weight-asian="normal" style:font-size-complex="11pt" style:font-weight-complex="normal"/>
    </style:style>
    <style:style style:name="P42" style:family="paragraph" style:parent-style-name="Standard">
      <style:text-properties fo:font-size="11pt" fo:font-weight="normal" officeooo:rsid="00523b74" officeooo:paragraph-rsid="006e45d8" style:font-size-asian="11pt" style:font-weight-asian="normal" style:font-size-complex="11pt" style:font-weight-complex="normal"/>
    </style:style>
    <style:style style:name="P43" style:family="paragraph" style:parent-style-name="Standard">
      <style:text-properties fo:font-size="11pt" fo:font-weight="normal" officeooo:rsid="00523b74" officeooo:paragraph-rsid="00e91445" style:font-size-asian="11pt" style:font-weight-asian="normal" style:font-size-complex="11pt" style:font-weight-complex="normal"/>
    </style:style>
    <style:style style:name="P44" style:family="paragraph" style:parent-style-name="Standard">
      <style:text-properties fo:font-size="11pt" fo:font-weight="normal" officeooo:rsid="006448a2" officeooo:paragraph-rsid="00772002" style:font-size-asian="11pt" style:font-weight-asian="normal" style:font-size-complex="11pt" style:font-weight-complex="normal"/>
    </style:style>
    <style:style style:name="P45" style:family="paragraph" style:parent-style-name="Standard">
      <style:text-properties fo:font-size="11pt" fo:font-weight="normal" officeooo:rsid="001b4777" officeooo:paragraph-rsid="001b4777" style:font-size-asian="11pt" style:font-weight-asian="normal" style:font-size-complex="11pt" style:font-weight-complex="normal"/>
    </style:style>
    <style:style style:name="P46" style:family="paragraph" style:parent-style-name="Standard">
      <style:text-properties fo:font-size="11pt" fo:font-weight="normal" officeooo:rsid="00244053" officeooo:paragraph-rsid="00244053" style:font-size-asian="11pt" style:font-weight-asian="normal" style:font-size-complex="11pt" style:font-weight-complex="normal"/>
    </style:style>
    <style:style style:name="P47" style:family="paragraph" style:parent-style-name="Standard">
      <style:text-properties fo:font-size="11pt" fo:font-weight="normal" officeooo:rsid="0023d392" officeooo:paragraph-rsid="0023d392" style:font-size-asian="11pt" style:font-weight-asian="normal" style:font-size-complex="11pt" style:font-weight-complex="normal"/>
    </style:style>
    <style:style style:name="P48" style:family="paragraph" style:parent-style-name="Standard">
      <style:text-properties fo:font-size="11pt" fo:font-weight="normal" officeooo:rsid="0027a993" officeooo:paragraph-rsid="002e8385" style:font-size-asian="11pt" style:font-weight-asian="normal" style:font-size-complex="11pt" style:font-weight-complex="normal"/>
    </style:style>
    <style:style style:name="P49" style:family="paragraph" style:parent-style-name="Standard">
      <style:text-properties fo:font-size="11pt" fo:font-weight="normal" officeooo:rsid="002c3405" officeooo:paragraph-rsid="006794eb" style:font-size-asian="11pt" style:font-weight-asian="normal" style:font-size-complex="11pt" style:font-weight-complex="normal"/>
    </style:style>
    <style:style style:name="P50" style:family="paragraph" style:parent-style-name="Standard">
      <style:text-properties fo:font-size="11pt" fo:font-weight="normal" officeooo:rsid="007be3ef" officeooo:paragraph-rsid="007be3ef" style:font-size-asian="11pt" style:font-weight-asian="normal" style:font-size-complex="11pt" style:font-weight-complex="normal"/>
    </style:style>
    <style:style style:name="P51" style:family="paragraph" style:parent-style-name="Standard">
      <style:text-properties fo:font-size="11pt" fo:font-weight="normal" officeooo:rsid="008112e2" officeooo:paragraph-rsid="008112e2" style:font-size-asian="11pt" style:font-weight-asian="normal" style:font-size-complex="11pt" style:font-weight-complex="normal"/>
    </style:style>
    <style:style style:name="P52" style:family="paragraph" style:parent-style-name="Standard">
      <style:text-properties fo:font-size="11pt" fo:font-weight="normal" officeooo:rsid="00a3502a" officeooo:paragraph-rsid="00a3502a" style:font-size-asian="11pt" style:font-weight-asian="normal" style:font-size-complex="11pt" style:font-weight-complex="normal"/>
    </style:style>
    <style:style style:name="P53" style:family="paragraph" style:parent-style-name="Standard">
      <style:text-properties officeooo:rsid="0027a993" officeooo:paragraph-rsid="002e8385"/>
    </style:style>
    <style:style style:name="P54" style:family="paragraph" style:parent-style-name="Standard">
      <style:paragraph-properties fo:break-before="page"/>
      <style:text-properties fo:font-size="11pt" fo:font-weight="bold" officeooo:paragraph-rsid="0074e923" style:font-size-asian="11pt" style:font-weight-asian="bold" style:font-size-complex="11pt" style:font-weight-complex="bold"/>
    </style:style>
    <style:style style:name="P55" style:family="paragraph" style:parent-style-name="Standard">
      <style:paragraph-properties fo:break-before="page"/>
      <style:text-properties fo:font-size="11pt" officeooo:rsid="002e8385" officeooo:paragraph-rsid="002e8385" style:font-size-asian="11pt" style:font-size-complex="11pt"/>
    </style:style>
    <style:style style:name="P56" style:family="paragraph" style:parent-style-name="Standard">
      <style:text-properties fo:font-size="11pt" fo:font-weight="normal" officeooo:rsid="0086dcd9" officeooo:paragraph-rsid="0086dcd9" style:font-size-asian="11pt" style:font-weight-asian="normal" style:font-size-complex="11pt" style:font-weight-complex="normal"/>
    </style:style>
    <style:style style:name="P57" style:family="paragraph" style:parent-style-name="Standard">
      <style:text-properties fo:font-size="11pt" fo:font-weight="normal" officeooo:rsid="003fb96b" officeooo:paragraph-rsid="00d2fc33" style:font-size-asian="11pt" style:font-weight-asian="normal" style:font-size-complex="11pt" style:font-weight-complex="normal"/>
    </style:style>
    <style:style style:name="P58" style:family="paragraph" style:parent-style-name="Standard">
      <style:text-properties fo:font-size="11pt" fo:font-weight="normal" officeooo:rsid="007e378c" officeooo:paragraph-rsid="00d92e9b" style:font-size-asian="11pt" style:font-weight-asian="normal" style:font-size-complex="11pt" style:font-weight-complex="normal"/>
    </style:style>
    <style:style style:name="P59" style:family="paragraph" style:parent-style-name="Standard">
      <style:text-properties fo:font-size="11pt" fo:font-weight="normal" officeooo:rsid="0027a993" officeooo:paragraph-rsid="002e8385" style:font-size-asian="11pt" style:font-weight-asian="normal" style:font-size-complex="11pt" style:font-weight-complex="normal"/>
    </style:style>
    <style:style style:name="P60" style:family="paragraph" style:parent-style-name="Standard">
      <style:text-properties fo:font-size="11pt" fo:font-weight="normal" officeooo:rsid="0035333c" officeooo:paragraph-rsid="00c51fd3" style:font-size-asian="11pt" style:font-weight-asian="normal" style:font-size-complex="11pt" style:font-weight-complex="normal"/>
    </style:style>
    <style:style style:name="P61" style:family="paragraph" style:parent-style-name="Standard">
      <style:text-properties fo:font-size="11pt" fo:font-weight="normal" officeooo:rsid="00f13b1a" officeooo:paragraph-rsid="00f13b1a" style:font-size-asian="11pt" style:font-weight-asian="normal" style:font-size-complex="11pt" style:font-weight-complex="normal"/>
    </style:style>
    <style:style style:name="P62" style:family="paragraph" style:parent-style-name="Standard">
      <style:text-properties fo:font-size="11pt" fo:font-weight="bold" officeooo:rsid="00c1b420" officeooo:paragraph-rsid="0027a993" style:font-size-asian="11pt" style:font-weight-asian="bold" style:font-size-complex="11pt" style:font-weight-complex="bold"/>
    </style:style>
    <style:style style:name="P63" style:family="paragraph" style:parent-style-name="Standard">
      <style:text-properties fo:font-size="11pt" officeooo:paragraph-rsid="003ac38f" style:font-size-asian="11pt" style:font-size-complex="11pt"/>
    </style:style>
    <style:style style:name="P64" style:family="paragraph" style:parent-style-name="Standard">
      <style:text-properties fo:color="#222222"/>
    </style:style>
    <style:style style:name="P65" style:family="paragraph" style:parent-style-name="Standard">
      <style:text-properties style:use-window-font-color="true" fo:background-color="transparent"/>
    </style:style>
    <style:style style:name="P66" style:family="paragraph" style:parent-style-name="Standard">
      <style:paragraph-properties fo:break-before="page"/>
      <style:text-properties fo:font-size="11pt" fo:font-weight="bold" officeooo:rsid="0074e923" officeooo:paragraph-rsid="0074e923" style:font-size-asian="11pt" style:font-weight-asian="bold" style:font-size-complex="11pt" style:font-weight-complex="bold"/>
    </style:style>
    <style:style style:name="P67" style:family="paragraph" style:parent-style-name="Standard">
      <style:paragraph-properties fo:break-before="page"/>
      <style:text-properties fo:font-size="11pt" officeooo:paragraph-rsid="003ac38f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6843e" style:font-weight-asian="bold" style:font-weight-complex="bold"/>
    </style:style>
    <style:style style:name="T3" style:family="text">
      <style:text-properties fo:font-weight="bold" officeooo:rsid="003ac38f" style:font-weight-asian="bold" style:font-weight-complex="bold"/>
    </style:style>
    <style:style style:name="T4" style:family="text">
      <style:text-properties fo:font-weight="bold" officeooo:rsid="00994488" style:font-weight-asian="bold" style:font-weight-complex="bold"/>
    </style:style>
    <style:style style:name="T5" style:family="text">
      <style:text-properties fo:font-weight="bold" officeooo:rsid="00bf52c6" style:font-weight-asian="bold" style:font-weight-complex="bold"/>
    </style:style>
    <style:style style:name="T6" style:family="text">
      <style:text-properties fo:font-weight="bold" officeooo:rsid="00b85086" style:font-weight-asian="bold" style:font-weight-complex="bold"/>
    </style:style>
    <style:style style:name="T7" style:family="text">
      <style:text-properties fo:font-weight="bold" officeooo:rsid="00c51fd3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5333c" style:font-weight-asian="normal" style:font-weight-complex="normal"/>
    </style:style>
    <style:style style:name="T10" style:family="text">
      <style:text-properties fo:font-weight="normal" officeooo:rsid="003e98fc" style:font-weight-asian="normal" style:font-weight-complex="normal"/>
    </style:style>
    <style:style style:name="T11" style:family="text">
      <style:text-properties fo:font-weight="normal" officeooo:rsid="003fb96b" style:font-weight-asian="normal" style:font-weight-complex="normal"/>
    </style:style>
    <style:style style:name="T12" style:family="text">
      <style:text-properties fo:font-weight="normal" officeooo:rsid="003ac38f" style:font-weight-asian="normal" style:font-weight-complex="normal"/>
    </style:style>
    <style:style style:name="T13" style:family="text">
      <style:text-properties fo:font-weight="normal" officeooo:rsid="00485162" style:font-weight-asian="normal" style:font-weight-complex="normal"/>
    </style:style>
    <style:style style:name="T14" style:family="text">
      <style:text-properties fo:font-weight="normal" officeooo:rsid="0062c6c2" style:font-weight-asian="normal" style:font-weight-complex="normal"/>
    </style:style>
    <style:style style:name="T15" style:family="text">
      <style:text-properties fo:font-weight="normal" officeooo:rsid="00891b16" style:font-weight-asian="normal" style:font-weight-complex="normal"/>
    </style:style>
    <style:style style:name="T16" style:family="text">
      <style:text-properties fo:font-weight="normal" officeooo:rsid="008a498d" style:font-weight-asian="normal" style:font-weight-complex="normal"/>
    </style:style>
    <style:style style:name="T17" style:family="text">
      <style:text-properties fo:font-weight="normal" officeooo:rsid="008d354d" style:font-weight-asian="normal" style:font-weight-complex="normal"/>
    </style:style>
    <style:style style:name="T18" style:family="text">
      <style:text-properties fo:font-weight="normal" officeooo:rsid="008e8cb9" style:font-weight-asian="normal" style:font-weight-complex="normal"/>
    </style:style>
    <style:style style:name="T19" style:family="text">
      <style:text-properties fo:font-weight="normal" officeooo:rsid="00936e8f" style:font-weight-asian="normal" style:font-weight-complex="normal"/>
    </style:style>
    <style:style style:name="T20" style:family="text">
      <style:text-properties fo:font-weight="normal" officeooo:rsid="0093c461" style:font-weight-asian="normal" style:font-weight-complex="normal"/>
    </style:style>
    <style:style style:name="T21" style:family="text">
      <style:text-properties fo:font-weight="normal" officeooo:rsid="009c3e5b" style:font-weight-asian="normal" style:font-weight-complex="normal"/>
    </style:style>
    <style:style style:name="T22" style:family="text">
      <style:text-properties fo:font-weight="normal" officeooo:rsid="0086dcd9" style:font-weight-asian="normal" style:font-weight-complex="normal"/>
    </style:style>
    <style:style style:name="T23" style:family="text">
      <style:text-properties fo:font-weight="normal" officeooo:rsid="00cf0bf0" style:font-weight-asian="normal" style:font-weight-complex="normal"/>
    </style:style>
    <style:style style:name="T24" style:family="text">
      <style:text-properties fo:font-weight="normal" officeooo:rsid="00d06220" style:font-weight-asian="normal" style:font-weight-complex="normal"/>
    </style:style>
    <style:style style:name="T25" style:family="text">
      <style:text-properties fo:font-weight="normal" officeooo:rsid="00d2fc33" style:font-weight-asian="normal" style:font-weight-complex="normal"/>
    </style:style>
    <style:style style:name="T26" style:family="text">
      <style:text-properties fo:font-weight="normal" officeooo:rsid="007e378c" style:font-weight-asian="normal" style:font-weight-complex="normal"/>
    </style:style>
    <style:style style:name="T27" style:family="text">
      <style:text-properties fo:font-weight="normal" officeooo:rsid="00d92e9b" style:font-weight-asian="normal" style:font-weight-complex="normal"/>
    </style:style>
    <style:style style:name="T28" style:family="text">
      <style:text-properties fo:font-weight="normal" officeooo:rsid="00f13b1a" style:font-weight-asian="normal" style:font-weight-complex="normal"/>
    </style:style>
    <style:style style:name="T29" style:family="text">
      <style:text-properties officeooo:rsid="002dda03"/>
    </style:style>
    <style:style style:name="T30" style:family="text">
      <style:text-properties officeooo:rsid="00332386"/>
    </style:style>
    <style:style style:name="T31" style:family="text">
      <style:text-properties officeooo:rsid="003ac38f"/>
    </style:style>
    <style:style style:name="T32" style:family="text">
      <style:text-properties officeooo:rsid="003fb96b"/>
    </style:style>
    <style:style style:name="T33" style:family="text">
      <style:text-properties officeooo:rsid="0049620c"/>
    </style:style>
    <style:style style:name="T34" style:family="text">
      <style:text-properties officeooo:rsid="004aaa50"/>
    </style:style>
    <style:style style:name="T35" style:family="text">
      <style:text-properties officeooo:rsid="004ef938"/>
    </style:style>
    <style:style style:name="T36" style:family="text">
      <style:text-properties officeooo:rsid="005042c1"/>
    </style:style>
    <style:style style:name="T37" style:family="text">
      <style:text-properties officeooo:rsid="005244cd"/>
    </style:style>
    <style:style style:name="T38" style:family="text">
      <style:text-properties officeooo:rsid="00485162"/>
    </style:style>
    <style:style style:name="T39" style:family="text">
      <style:text-properties officeooo:rsid="00652342"/>
    </style:style>
    <style:style style:name="T40" style:family="text">
      <style:text-properties officeooo:rsid="002acf98"/>
    </style:style>
    <style:style style:name="T41" style:family="text">
      <style:text-properties officeooo:rsid="006e45d8"/>
    </style:style>
    <style:style style:name="T42" style:family="text">
      <style:text-properties officeooo:rsid="0074e923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font-size="11pt" officeooo:rsid="001b4777" style:font-size-asian="11pt" style:font-size-complex="11pt"/>
    </style:style>
    <style:style style:name="T45" style:family="text">
      <style:text-properties fo:font-size="11pt" officeooo:rsid="002581be" style:font-size-asian="11pt" style:font-size-complex="11pt"/>
    </style:style>
    <style:style style:name="T46" style:family="text">
      <style:text-properties fo:font-size="11pt" fo:font-weight="normal" style:font-size-asian="11pt" style:font-weight-asian="normal" style:font-size-complex="11pt" style:font-weight-complex="normal"/>
    </style:style>
    <style:style style:name="T47" style:family="text">
      <style:text-properties fo:font-size="11pt" fo:font-weight="normal" officeooo:rsid="00244053" style:font-size-asian="11pt" style:font-weight-asian="normal" style:font-size-complex="11pt" style:font-weight-complex="normal"/>
    </style:style>
    <style:style style:name="T48" style:family="text">
      <style:text-properties fo:font-size="11pt" fo:font-weight="normal" officeooo:rsid="001b4777" style:font-size-asian="11pt" style:font-weight-asian="normal" style:font-size-complex="11pt" style:font-weight-complex="normal"/>
    </style:style>
    <style:style style:name="T49" style:family="text">
      <style:text-properties officeooo:rsid="0086dcd9"/>
    </style:style>
    <style:style style:name="T50" style:family="text">
      <style:text-properties officeooo:rsid="00994488"/>
    </style:style>
    <style:style style:name="T51" style:family="text">
      <style:text-properties officeooo:rsid="009a0f17"/>
    </style:style>
    <style:style style:name="T52" style:family="text">
      <style:text-properties officeooo:rsid="0000d3fd"/>
    </style:style>
    <style:style style:name="T53" style:family="text">
      <style:text-properties officeooo:rsid="00a6dc9a"/>
    </style:style>
    <style:style style:name="T54" style:family="text">
      <style:text-properties officeooo:rsid="00afcfbe"/>
    </style:style>
    <style:style style:name="T55" style:family="text">
      <style:text-properties officeooo:rsid="00b1ab21"/>
    </style:style>
    <style:style style:name="T56" style:family="text">
      <style:text-properties officeooo:rsid="00c2e5da"/>
    </style:style>
    <style:style style:name="T57" style:family="text">
      <style:text-properties officeooo:rsid="00c47ff0"/>
    </style:style>
    <style:style style:name="T58" style:family="text">
      <style:text-properties officeooo:rsid="00d65ad8"/>
    </style:style>
    <style:style style:name="T59" style:family="text">
      <style:text-properties officeooo:rsid="00d7e7e3"/>
    </style:style>
    <style:style style:name="T60" style:family="text">
      <style:text-properties officeooo:rsid="00e61b8f"/>
    </style:style>
    <style:style style:name="T61" style:family="text">
      <style:text-properties style:use-window-font-color="true" fo:background-color="transparent" loext:char-shading-value="0"/>
    </style:style>
    <style:style style:name="T62" style:family="text">
      <style:text-properties style:use-window-font-color="true" officeooo:rsid="00f392c0" fo:background-color="transparent" loext:char-shading-value="0"/>
    </style:style>
    <style:style style:name="T63" style:family="text">
      <style:text-properties style:use-window-font-color="true" officeooo:rsid="00f42099" fo:background-color="transparent" loext:char-shading-value="0"/>
    </style:style>
    <style:style style:name="T64" style:family="text">
      <style:text-properties officeooo:rsid="00f71651"/>
    </style:style>
    <style:style style:name="T65" style:family="text">
      <style:text-properties officeooo:rsid="00fdc5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O esquema do relatório deverá obedecer à generalidade da estrutura seguinte: </text:p>
      <text:p text:style-name="P65">Página inicial com apresentação do tema do trabalho, do grupo( número de<text:span text:style-name="T64">s</text:span> aluno e nome), data e identificação da UC</text:p>
      <text:p text:style-name="P65"/>
      <text:p text:style-name="P65"><text:span text:style-name="T64">S</text:span>ecção 1 - Introdução ( apresentação e motivação do problema/ questões resolvidas/ abordadas) </text:p>
      <text:p text:style-name="P65">Secção 2 - Descrição do data set, de todos os procedimentos para tratamento e limpeza dos dados e eventual exploração prévia ( estatística) que tenha sido desenvolvida </text:p>
      <text:p text:style-name="P65">Secção 3 - Descrição da abordagem para cada questão trabalhada: métodos usados com descrição do modelo ( separação ou não em conjuntos de treino e teste), validação dos modelos, resultados com análise critíca destes. </text:p>
      <text:p text:style-name="P65">( Anexos: scripts, ilustrações demasiado grandes para o texto, etc.) </text:p>
      <text:p text:style-name="P65"/>
      <text:p text:style-name="Standard"><text:span text:style-name="Strong_20_Emphasis"><text:span text:style-name="T61">Notas finais:</text:span></text:span><text:span text:style-name="T61"> </text:span></text:p>
      <text:p text:style-name="Standard"><text:span text:style-name="T61">Cada relatório deverá ter </text:span><text:span text:style-name="Strong_20_Emphasis"><text:span text:style-name="T61">até 15 páginas </text:span></text:span><text:span text:style-name="T61">A4 (idealmente menos), escritas a tamanho de fonte 11 ou 12, sem contar com referências e anexos. Um relatório com muitas figuras e tabelas poderá ultrapassar este limite. </text:span></text:p>
      <text:p text:style-name="Standard"><text:span text:style-name="T61"/></text:p>
      <text:p text:style-name="P65">O relatório será enviado por e-mail para todos os docentes da UC, ou seja, para </text:p>
      <text:p text:style-name="P65"><text:s/>Ana. Almeida@ iscte.pt, Luis. Nunes@ iscte.pt </text:p>
      <text:p text:style-name="P65">com assunto: “ <text:span text:style-name="T65">A</text:span>A projeto “ e o relatório deverá ter o nome seguinte: </text:p>
      <text:p text:style-name="P65"><text:s/>NomeAluno_NúmeroAluno_NomeAluno_NúmeroAluno_AA2017 </text:p>
      <text:p text:style-name="P64"/>
      <text:p text:style-name="P63"/>
      <text:p text:style-name="P67"><text:span text:style-name="T3">DATASET</text:span><text:span text:style-name="T9"> </text:span></text:p>
      <text:p text:style-name="P16"/>
      <text:p text:style-name="P17"><text:span text:style-name="T50">Imagens A</text:span>nkit:</text:p>
      <text:p text:style-name="P19"><text:span text:style-name="T18"><text:tab/>-U</text:span><text:span text:style-name="T8">sou carros </text:span><text:span text:style-name="T24">de diferentes angulos</text:span><text:span text:style-name="T8"> </text:span><text:span text:style-name="T24">para as imagens, </text:span><text:span text:style-name="T23">imagens negativas têm todo o tipo de obejctos, de diferentes dimensões e qualidades, algumas nem se consegue abrir.</text:span></text:p>
      <text:p text:style-name="P18"><text:span text:style-name="T8"><text:tab/>-</text:span><text:span text:style-name="T19">E</text:span><text:span text:style-name="T10">scalou as imagens, <text:s/>Preto e branco, aplicou transformadas e ru</text:span><text:span text:style-name="T20">í</text:span><text:span text:style-name="T10">do </text:span><text:span text:style-name="T17">com o opencv.</text:span></text:p>
      <text:p text:style-name="P21"/>
      <text:p text:style-name="P22"><text:span text:style-name="T50">Contrução de</text:span> dataset <text:span text:style-name="T35">online</text:span>: </text:p>
      <text:p text:style-name="P22"><text:span text:style-name="T9"><text:tab/>-caltech, politec madrid, nycdcars, </text:span><text:span text:style-name="T12">UIUC</text:span><text:span text:style-name="T31">, </text:span><text:span text:style-name="T12">imagenet, standford, ucla, <text:s/></text:span><text:span text:style-name="T13">fatkun</text:span><text:span text:style-name="T14">(google)</text:span></text:p>
      <text:p text:style-name="P23"><text:span text:style-name="T32"><text:tab/>-tratamento: </text:span><text:span text:style-name="T8">mudar os nome das imagens todas, </text:span><text:span text:style-name="T11">limpar imagens muito “confusas”(simbolos, desenhos, demasiado background, mt pequenas)</text:span></text:p>
      <text:p text:style-name="P37"><text:tab/>-?? <text:span text:style-name="T36">fazer resize a imagens pequenas?</text:span></text:p>
      <text:p text:style-name="P38"/>
      <text:p text:style-name="P41"><text:span text:style-name="T4">Contrução de</text:span><text:span text:style-name="T1"> dataset </text:span><text:span text:style-name="T4">a partir de iamgens de </text:span><text:span text:style-name="T1">parques</text:span>: ankit, eladj, benfica, garagem(youtube), </text:p>
      <text:p text:style-name="P42"><text:tab/>-foram recortados os carros por inteiro, não como os carros vão ficar no <text:span text:style-name="T37">p</text:span>arque, <text:span text:style-name="T41">existem demasiadas variantes de posição, iluminação, etc.</text:span></text:p>
      <text:p text:style-name="P42"><text:tab/>-foram recortados os lugares, exatemente como v<text:span text:style-name="T51">ã</text:span>o ficar no parque</text:p>
      <text:p text:style-name="P43"><text:tab/>-<text:span text:style-name="T51">existem imagens que estão muito perto outras que são muito long, or isso temos quantidades de pixéis em imagens muito diferentes para representar o mesmo objeto.</text:span></text:p>
      <text:p text:style-name="P28"><text:tab/></text:p>
      <text:p text:style-name="P56"/>
      <text:p text:style-name="P66">Classificadores, sem features explícitas (histogramas, gradientes, etc):</text:p>
      <text:p text:style-name="P24"/>
      <text:p text:style-name="P7">mostrar imagens dos classificadores nos parques</text:p>
      <text:p text:style-name="P7"/>
      <text:p text:style-name="P44">mostrar resultados <text:span text:style-name="T39">d</text:span>os classificadores nos vários datasets</text:p>
      <text:p text:style-name="P24"/>
      <text:p text:style-name="P50">mostrar resultados com vários parâmetros</text:p>
      <text:p text:style-name="P50"/>
      <text:p text:style-name="P51">Testar a generalização em vários parques</text:p>
      <text:p text:style-name="P51"/>
      <text:p text:style-name="P35">como testar?</text:p>
      <text:p text:style-name="P35"><text:span text:style-name="T49">-</text:span><text:span text:style-name="T21">o</text:span><text:span text:style-name="T22">utro parque diferente? </text:span></text:p>
      <text:p text:style-name="P29"><text:span text:style-name="T8">-Mais imagens </text:span><text:span text:style-name="T15">de carros e não carros</text:span><text:span text:style-name="T8">?</text:span></text:p>
      <text:p text:style-name="P29"><text:span text:style-name="T8">-Usar imagens </text:span><text:span text:style-name="T16">que</text:span><text:span text:style-name="T8"> ficaram de fora?</text:span></text:p>
      <text:p text:style-name="P54">Haar Cascades <text:span text:style-name="T42">e LBT</text:span></text:p>
      <text:p text:style-name="P25"/>
      <text:p text:style-name="P30">1- Teoria</text:p>
      <text:p text:style-name="P30"/>
      <text:p text:style-name="P1"><text:span text:style-name="T44">opencv docs: </text:span><text:a xlink:type="simple" xlink:href="https://docs.opencv.org/3.3.0/d7/d8b/tutorial_py_face_detection.html" text:style-name="Internet_20_link" text:visited-style-name="Visited_20_Internet_20_Link"><text:span text:style-name="T46">https://docs.opencv.org/3.3.0/d7/d8b/tutorial_py_face_detection.html</text:span></text:a></text:p>
      <text:p text:style-name="P26"/>
      <text:p text:style-name="P45"><text:span text:style-name="T1">explain and comparison with LB</text:span><text:span text:style-name="T2">T</text:span><text:span text:style-name="T1">: </text:span>https://www.superdatascience.com/opencv-face-detection/</text:p>
      <text:p text:style-name="P6"/>
      <text:p text:style-name="P27">opencv Cascade Classifier Training parameters :</text:p>
      <text:p text:style-name="P27"/>
      <text:p text:style-name="P3"><text:span text:style-name="T43">bananas - </text:span><text:a xlink:type="simple" xlink:href="http://coding-robin.de/2013/07/22/train-your-own-opencv-haar-classifier.html" text:style-name="Internet_20_link" text:visited-style-name="Visited_20_Internet_20_Link"><text:span text:style-name="T44">http://coding-robin.de/2013/07/22/train-your-own-opencv-haar-classifier.html</text:span></text:a></text:p>
      <text:p text:style-name="P46"/>
      <text:p text:style-name="P2"><text:span text:style-name="T45">treinar classifier - </text:span><text:a xlink:type="simple" xlink:href="https://github.com/mrnugget/opencv-haar-classifier-training" text:style-name="Internet_20_link" text:visited-style-name="Visited_20_Internet_20_Link"><text:span text:style-name="T45">https://github.com/mrnugget/opencv-haar-classifier-training</text:span></text:a></text:p>
      <text:p text:style-name="P47"/>
      <text:p text:style-name="P5"><text:span text:style-name="T47">parametros treino class. - </text:span><text:a xlink:type="simple" xlink:href="https://docs.opencv.org/3.3.0/dc/d88/tutorial_traincascade.html" text:style-name="Internet_20_link" text:visited-style-name="Visited_20_Internet_20_Link"><text:span text:style-name="T48">https://docs.opencv.org/3.3.0/dc/d88/tutorial_traincascade.html</text:span></text:a></text:p>
      <text:p text:style-name="P8"/>
      <text:p text:style-name="P9"/>
      <text:p text:style-name="P15"><text:span text:style-name="T1">2-Experi</text:span><text:span text:style-name="T5">ê</text:span><text:span text:style-name="T1">ncias:</text:span> </text:p>
      <text:p text:style-name="P15"/>
      <text:p text:style-name="P20"><text:span text:style-name="T18">-</text:span><text:span text:style-name="T19">A</text:span><text:span text:style-name="T25">nkit: </text:span><text:span text:style-name="T8">class</text:span><text:span text:style-name="T18">ificação </text:span><text:span text:style-name="T25">do classificador</text:span><text:span text:style-name="T8"> foi mal feita, </text:span><text:span text:style-name="T25">conta o numero de carros à mão e simplesmente usa o detect_multiscale() para saber quantos carros o classificador detecta sem confirmar que o que o class detetou são realmente carros. Usou metodos de features e deteção de movimento aliados ao classificador para conseguir detetar um carro</text:span></text:p>
      <text:p text:style-name="P57"/>
      <text:p text:style-name="P36">- <text:span text:style-name="T58">Dataset Ankit: </text:span>tentativa com <text:span text:style-name="T34">nosso</text:span> LBT e HAAR <text:span text:style-name="T33">correu muito mal, porque?</text:span></text:p>
      <text:p text:style-name="P36"/>
      <text:p text:style-name="P36"/>
      <text:p text:style-name="P31">3- Conclusões do treino <text:span text:style-name="T59">e teste</text:span></text:p>
      <text:p text:style-name="P31"/>
      <text:p text:style-name="P32">-<text:span text:style-name="T26">HAAR muitos lento </text:span><text:span text:style-name="T28">a treinar e class</text:span></text:p>
      <text:p text:style-name="P58">-LBT muito errado</text:p>
      <text:p text:style-name="P32"><text:span text:style-name="T26">-?</text:span><text:span text:style-name="T27">Complicado de </text:span><text:span text:style-name="T26">generaliz</text:span><text:span text:style-name="T27">ar?</text:span></text:p>
      <text:p text:style-name="P31"/>
      <text:p text:style-name="P55"/>
      <text:p text:style-name="P8"/>
      <text:p text:style-name="P62">DNN</text:p>
      <text:p text:style-name="P14"/>
      <text:p text:style-name="P33"><text:span text:style-name="T56">1- </text:span>Teoria</text:p>
      <text:p text:style-name="P33"/>
      <text:p text:style-name="P14">DNN, CNN</text:p>
      <text:p text:style-name="P12"/>
      <text:p text:style-name="P10"><text:span text:style-name="T54">Tensorflow</text:span>, <text:span text:style-name="T53">cuda</text:span></text:p>
      <text:p text:style-name="P53"><text:a xlink:type="simple" xlink:href="https://github.com/tensorflow/models/tree/master/re" text:style-name="Internet_20_link" text:visited-style-name="Visited_20_Internet_20_Link"><text:span text:style-name="T46">https://github.com/tensorflow/models/tree/master/re</text:span></text:a><text:a xlink:type="simple" xlink:href="https://github.com/tensorflow/models/tree/master/research/object_detection" text:style-name="Internet_20_link" text:visited-style-name="Visited_20_Internet_20_Link"><text:span text:style-name="T46"> search/object_detection</text:span></text:a></text:p>
      <text:p text:style-name="P48"/>
      <text:p text:style-name="P10"/>
      <text:p text:style-name="P11">GOOGLENET→<text:span text:style-name="T30">INCEPTION</text:span>, MOBILENETS, <text:span text:style-name="T52">TRANSFER LEARNING</text:span></text:p>
      <text:p text:style-name="P4"><text:a xlink:type="simple" xlink:href="https://research.googleblog.com/2017/06/mobilenets-open-source-models-for.html" text:style-name="Internet_20_link" text:visited-style-name="Visited_20_Internet_20_Link"><text:span text:style-name="T43">https://research.googleblog.com/2017/06/mobilenets-open-source-models-for.html</text:span></text:a></text:p>
      <text:p text:style-name="P48">https://www.tensorflow.org/mobile/</text:p>
      <text:p text:style-name="P10"/>
      <text:p text:style-name="P34"><text:span text:style-name="T57">2-</text:span>Experi<text:span text:style-name="T55">ê</text:span>ncias:</text:p>
      <text:p text:style-name="P52"/>
      <text:p text:style-name="P40">-<text:span text:style-name="T38">fatkun+tensor-&gt;t</text:span>entativa de usar carros e carrinhas → deu mas teve alguns resultados estranhos? ( coisas negativas era carrinha com 90%?)</text:p>
      <text:p text:style-name="P40"/>
      <text:p text:style-name="P49"><text:span text:style-name="T40">YOLO, RCNN – Object detection? how</text:span> to use with real time? <text:span text:style-name="T29">Dont bruce force(slide window everywhere)?</text:span></text:p>
      <text:p text:style-name="P39"/>
      <text:p text:style-name="P13"><text:s/></text:p>
      <text:p text:style-name="P60"><text:s/><text:span text:style-name="T6">3- Conclusões do treino </text:span><text:span text:style-name="T7">e teste</text:span><text:span text:style-name="T60">s</text:span></text:p>
      <text:p text:style-name="P60"/>
      <text:p text:style-name="P61">mt lento a classificar</text:p>
      <text:p text:style-name="P61"/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21:49:44.862905550</meta:creation-date>
    <dc:date>2017-12-07T00:39:54.680232886</dc:date>
    <meta:editing-duration>PT5H22M10S</meta:editing-duration>
    <meta:editing-cycles>140</meta:editing-cycles>
    <meta:generator>LibreOffice/5.4.1.2$Linux_X86_64 LibreOffice_project/40m0$Build-2</meta:generator>
    <meta:document-statistic meta:table-count="0" meta:image-count="0" meta:object-count="0" meta:page-count="5" meta:paragraph-count="63" meta:word-count="564" meta:character-count="4225" meta:non-whitespace-character-count="3690"/>
  </office:meta>
</office:document-meta>
</file>